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3B76819A889B0C4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df04e" officeooo:paragraph-rsid="0017f0c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ndale Mono" fo:font-weight="normal" officeooo:rsid="0002920b" officeooo:paragraph-rsid="0017f0c2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Andale Mono" fo:font-weight="normal" officeooo:rsid="0002920b" officeooo:paragraph-rsid="0017f0c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ndale Mono" fo:font-weight="normal" officeooo:rsid="0019dd94" officeooo:paragraph-rsid="0019dd9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ndale Mono" fo:font-weight="normal" officeooo:rsid="0019dd94" officeooo:paragraph-rsid="0017f0c2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ndale Mono" fo:font-weight="normal" officeooo:rsid="0019dd94" officeooo:paragraph-rsid="0019dd94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ndale Mono" fo:font-weight="bold" officeooo:rsid="0002920b" officeooo:paragraph-rsid="0017f0c2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Andale Mono" fo:font-weight="bold" officeooo:rsid="0002920b" officeooo:paragraph-rsid="0017f0c2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Andale Mono" fo:font-weight="bold" officeooo:rsid="0002920b" officeooo:paragraph-rsid="0019dd9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ndale Mono" fo:font-weight="bold" officeooo:rsid="0019dd94" officeooo:paragraph-rsid="0019dd94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Andale Mono" fo:font-weight="bold" officeooo:rsid="0019dd94" officeooo:paragraph-rsid="0019dd9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ndale Mono" fo:font-size="15pt" style:text-underline-style="solid" style:text-underline-width="auto" style:text-underline-color="font-color" fo:font-weight="bold" officeooo:rsid="0002920b" officeooo:paragraph-rsid="001d8be1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9dd94"/>
    </style:style>
    <style:style style:name="P15" style:family="paragraph" style:parent-style-name="Standard">
      <style:paragraph-properties fo:text-align="start" style:justify-single-word="false"/>
      <style:text-properties officeooo:paragraph-rsid="0017f0c2"/>
    </style:style>
    <style:style style:name="P16" style:family="paragraph">
      <loext:graphic-properties draw:fill="solid" draw:fill-color="#808080" draw:opacity="50%"/>
      <style:text-properties style:font-name="Georgia" fo:font-size="1pt"/>
    </style:style>
    <style:style style:name="T1" style:family="text">
      <style:text-properties officeooo:rsid="0007afd0"/>
    </style:style>
    <style:style style:name="T2" style:family="text">
      <style:text-properties officeooo:rsid="0019dd94"/>
    </style:style>
    <style:style style:name="T3" style:family="text">
      <style:text-properties style:font-name="Andale Mono" fo:font-weight="bold" officeooo:rsid="0002920b" style:font-weight-asian="bold" style:font-weight-complex="bold"/>
    </style:style>
    <style:style style:name="T4" style:family="text">
      <style:text-properties style:font-name="Andale Mono" fo:font-weight="bold" officeooo:rsid="0019dd94" style:font-weight-asian="bold" style:font-weight-complex="bold"/>
    </style:style>
    <style:style style:name="T5" style:family="text">
      <style:text-properties style:font-name="Andale Mono" fo:font-weight="normal" officeooo:rsid="0019dd94" style:font-weight-asian="normal" style:font-weight-complex="normal"/>
    </style:style>
    <style:style style:name="T6" style:family="text">
      <style:text-properties officeooo:rsid="000df0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88cm, 1.03cm, 1.63cm, 1.13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808080" draw:opacity="50%" draw:auto-grow-height="false" draw:auto-grow-width="false" fo:min-height="4.71cm" fo:min-width="17.5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808080" draw:opacity="50%" draw:auto-grow-height="false" draw:auto-grow-width="false" fo:min-height="4.978cm" fo:min-width="18.5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808080" draw:opacity="50%" draw:auto-grow-height="false" draw:auto-grow-width="false" fo:min-height="3.05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RESOLUCIÓN <text:span text:style-name="T1">ADMINISTRATIVA </text:span><text:span text:style-name="T6">{d.codigoResolucion}</text:span></text:p>
      <text:p text:style-name="P8"/>
      <text:p text:style-name="P8"/>
      <text:p text:style-name="P15"><text:span text:style-name="T3">DENUNCIANTE:</text:span><text:span text:style-name="T5">{d.denunciante}</text:span></text:p>
      <text:p text:style-name="P6"/>
      <text:p text:style-name="P14"><text:span text:style-name="T4">DENUNCIADO :</text:span><text:span text:style-name="T5"> {d.denunciado}</text:span></text:p>
      <text:p text:style-name="P5"/>
      <text:p text:style-name="P12">CAUSA:</text:p>
      <text:p text:style-name="P7">{d.causa}</text:p>
      <text:p text:style-name="P5"/>
      <text:p text:style-name="P12">OBJETO:</text:p>
      <text:p text:style-name="P7">{d.objeto}</text:p>
      <text:p text:style-name="P5"/>
      <text:p text:style-name="P9"><text:span text:style-name="T2">RELACIÓN DE HECHOS RELEVANTES</text:span>:</text:p>
      <text:p text:style-name="P7">{d.hechosRelevantes}</text:p>
      <text:p text:style-name="P5"/>
      <text:p text:style-name="P10"><text:span text:style-name="T2">FUNDAMENTOS DE LA DESICIÓN</text:span>:</text:p>
      <text:p text:style-name="P7">{d.fundamentacionDeLaDecision}</text:p>
      <text:p text:style-name="P5"/>
      <text:p text:style-name="P12">SANCIÓN:</text:p>
      <text:p text:style-name="P4">{d.<text:span text:style-name="T2">sancion</text:span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{d.autoridadSancionadora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ndale Mono" svg:font-family="'Andale Mono'" style:font-pitch="fixed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df04e" officeooo:paragraph-rsid="0017f0c2"/>
    </style:style>
    <style:style style:name="MP2" style:family="paragraph">
      <loext:graphic-properties draw:fill="solid" draw:fill-color="#808080" draw:opacity="50%"/>
      <style:text-properties style:font-name="Georgia" fo:font-size="1pt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988cm, 1.03cm, 1.63cm, 1.131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808080" draw:opacity="50%" draw:auto-grow-height="false" draw:auto-grow-width="false" fo:min-height="4.71cm" fo:min-width="17.5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808080" draw:opacity="50%" draw:auto-grow-height="false" draw:auto-grow-width="false" fo:min-height="3.05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808080" draw:opacity="50%" draw:auto-grow-height="false" draw:auto-grow-width="false" fo:min-height="4.978cm" fo:min-width="18.5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0.092cm" svg:y="-1.012cm" svg:width="2.559cm" svg:height="2.422cm" draw:z-index="0"><draw:image xlink:href="Pictures/1000000000000190000001903B76819A889B0C43.png" xlink:type="simple" xlink:show="embed" xlink:actuate="onLoad" draw:mime-type="image/png"/></draw:frame>{d.fechaRegistroImpugnacion}</text:p>
        <text:p text:style-name="MP1">{d.codigoResolucion}<draw:custom-shape text:anchor-type="char" draw:z-index="1" draw:name="PowerPlusWaterMarkObject" draw:style-name="Mgr1" draw:text-style-name="MP2" svg:width="17.589cm" svg:height="4.709cm" draw:transform="rotate (0.785398163397448) translate (0.911930555555556cm 15.2946944444444cm)"><text:p>No válido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3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2" draw:name="PowerPlusWaterMarkObject" draw:style-name="Mgr1" draw:text-style-name="MP2" svg:width="17.589cm" svg:height="4.709cm" draw:transform="rotate (0.785398163397448)"><text:p>No válido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3" draw:name="PowerPlusWaterMarkObject" draw:style-name="Mgr1" draw:text-style-name="MP2" svg:width="17.589cm" svg:height="4.709cm" draw:transform="rotate (0.785398163397448)"><text:p>No válido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4" draw:name="PowerPlusWaterMarkObject" draw:style-name="Mgr1" draw:text-style-name="MP2" svg:width="17.589cm" svg:height="4.709cm" draw:transform="rotate (0.785398163397448)"><text:p>No válido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5" draw:name="PowerPlusWaterMarkObject" draw:style-name="Mgr2" draw:text-style-name="MP2" svg:width="11.399cm" svg:height="3.052cm" draw:transform="rotate (0.785398163397448)"><text:p>No válido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6" draw:name="PowerPlusWaterMarkObject" draw:style-name="Mgr1" draw:text-style-name="MP2" svg:width="17.589cm" svg:height="4.709cm" draw:transform="rotate (0.785398163397448)"><text:p>No válido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7" draw:name="PowerPlusWaterMarkObject" draw:style-name="Mgr3" draw:text-style-name="MP2" svg:width="18.589cm" svg:height="4.977cm" draw:transform="rotate (0.785398163397448)"><text:p>No válido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8" draw:name="PowerPlusWaterMarkObject" draw:style-name="Mgr1" draw:text-style-name="MP2" svg:width="17.589cm" svg:height="4.709cm" draw:transform="rotate (0.785398163397448)"><text:p>No válido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9" draw:name="PowerPlusWaterMarkObject" draw:style-name="Mgr1" draw:text-style-name="MP2" svg:width="17.589cm" svg:height="4.709cm" draw:transform="rotate (0.785398163397448)"><text:p>No válido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0" draw:name="PowerPlusWaterMarkObject" draw:style-name="Mgr1" draw:text-style-name="MP2" svg:width="17.589cm" svg:height="4.709cm" draw:transform="rotate (0.785398163397448)"><text:p>No válido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2:54:01.379677443</meta:creation-date>
    <dc:date>2022-12-03T13:29:27.019356415</dc:date>
    <meta:editing-duration>PT19M36S</meta:editing-duration>
    <meta:editing-cycles>8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17" meta:word-count="27" meta:character-count="334" meta:non-whitespace-character-count="324"/>
  </office:meta>
</office:document-meta>
</file>